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1.6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0c2cd" fo:border-left="0.74pt solid #000000" fo:padding="0.12cm" fo:border-right="0.74pt solid #000000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ackground-color="#e0c2cd" fo:border-left="0.74pt solid #000000" fo:padding="0.12cm" fo:border-right="none" fo:border-top="0.74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able-cell-properties fo:background-color="#e0c2cd" fo:border="0.74pt solid #000000" fo:padding="0.12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fo:border="0.74pt solid #000000" fo:padding="0.12cm"/>
      <style:text-properties fo:font-size="12pt" style:font-size-asian="12pt" style:font-size-complex="12pt"/>
    </style:style>
    <style:style style:name="ce5" style:family="table-cell" style:parent-style-name="Default">
      <style:table-cell-properties fo:border="0.74pt solid #000000" fo:padding="0.12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cccccc" fo:border-left="0.74pt solid #000000" fo:padding="0.12cm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ff" fo:border="0.74pt solid #000000" fo:padding="0.12cm"/>
      <style:text-properties fo:font-size="12pt" style:font-size-asian="12pt" style:font-size-complex="12pt"/>
    </style:style>
    <style:style style:name="ce8" style:family="table-cell" style:parent-style-name="Default">
      <style:table-cell-properties fo:padding="0.12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e0c2cd" fo:border-left="0.74pt solid #000000" fo:padding="0.12cm" fo:border-right="none" fo:border-top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order-left="none" fo:padding="0.12cm" fo:border-right="none" fo:border-top="0.74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74pt solid #000000" fo:background-color="#e0c2cd" style:text-align-source="fix" style:repeat-content="false" fo:border-left="none" fo:padding="0.12cm" fo:border-right="none" fo:border-top="0.74pt solid #000000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>
      <style:table-cell-properties fo:border-bottom="0.74pt solid #000000" fo:background-color="#e0c2cd" fo:border-left="none" fo:padding="0.12cm" fo:border-right="0.74pt solid #000000" fo:border-top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cccc" fo:border="0.74pt solid #000000" fo:padding="0.12cm"/>
      <style:text-properties fo:font-size="12pt" style:font-name-asian="FreeSans" style:font-size-asian="12pt" style:font-name-complex="FreeSans" style:font-size-complex="12pt"/>
    </style:style>
    <style:style style:name="ce46" style:family="table-cell" style:parent-style-name="Default">
      <style:table-cell-properties fo:border-bottom="none" fo:background-color="#cccccc" fo:border-left="0.74pt solid #000000" fo:padding="0.12cm" fo:border-right="0.74pt solid #000000" fo:border-top="0.74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cccccc" fo:border-left="0.74pt solid #000000" fo:padding="0.12cm" fo:border-right="0.74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74pt solid #000000" fo:background-color="#cccccc" fo:border-left="0.74pt solid #000000" fo:padding="0.12cm" fo:border-right="0.74pt solid #000000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74pt solid #000000" fo:background-color="#e0c2cd" fo:border-left="none" fo:padding="0.12cm" fo:border-right="0.74pt solid #000000" fo:border-top="0.74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50" style:family="table-cell" style:parent-style-name="Default">
      <style:table-cell-properties fo:background-color="#ffffff" fo:padding="0.12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cccccc" fo:border="0.74pt solid #000000" fo:padding="0.12cm"/>
      <style:text-properties fo:color="#000000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ffff" fo:border-left="0.74pt solid #000000" fo:padding="0.12cm" fo:border-right="0.74pt solid #000000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ffff" fo:border-left="0.74pt solid #000000" fo:padding="0.12cm" fo:border-right="0.74pt solid #000000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ff" fo:border-left="0.74pt solid #000000" fo:padding="0.12cm" fo:border-right="0.74pt solid #000000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ff" fo:border="0.74pt solid #000000" fo:padding="0.12cm"/>
      <style:text-properties fo:color="#000000" fo:font-size="12pt" style:font-size-asian="12pt" style:font-size-complex="12pt"/>
    </style:style>
    <style:style style:name="ce56" style:family="table-cell" style:parent-style-name="Default">
      <style:table-cell-properties fo:border-bottom="0.74pt solid #000000" fo:background-color="#e0c2cd" fo:border-left="none" fo:padding="0.12cm" fo:border-right="none" fo:border-top="0.74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="none" fo:padding="0.12cm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style:letter-kerning="true" fo:language="ru" fo:country="RU" style:language-asian="zh" style:country-asian="CN" style:language-complex="hi" style:country-complex="IN" style:font-name-asian="FreeSans" style:font-name-complex="FreeSans" style:font-size-asian="10pt" style:font-size-complex="10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Noto Sans" style:font-name-complex="Noto Sans Devanagari"/>
    </style:style>
    <style:style style:name="T6" style:family="text">
      <style:text-properties style:font-size-asian="10pt" style:font-size-complex="10pt"/>
    </style:style>
    <style:style style:name="T7" style:family="text">
      <style:text-properties style:font-size-asian="10pt" style:font-size-complex="10pt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Требования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Требования:</text:p>
          </table:table-cell>
          <table:table-cell table:style-name="ce42" table:number-columns-repeated="3"/>
          <table:table-cell table:style-name="ce57"/>
          <table:table-cell table:number-columns-repeated="1019"/>
        </table:table-row>
        <table:table-row table:style-name="ro1">
          <table:table-cell table:style-name="ce2" office:value-type="string" calcext:value-type="string">
            <text:p>Общие требования <text:span text:style-name="T1">Формы регистрации  itcareer.pythonanywhere.com</text:span></text:p>
          </table:table-cell>
          <table:table-cell table:style-name="ce43"/>
          <table:table-cell table:style-name="ce56" table:number-columns-repeated="2"/>
          <table:table-cell table:style-name="ce44"/>
          <table:table-cell table:number-columns-repeated="1019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4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1</text:p>
          </table:table-cell>
          <table:table-cell table:style-name="ce45" office:value-type="string" calcext:value-type="string">
            <text:p><text:span text:style-name="T2">Обязательные поля — name, email, password.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2</text:p>
          </table:table-cell>
          <table:table-cell table:style-name="ce5" office:value-type="string" calcext:value-type="string">
            <text:p>Обязательные поля должны быть помечены звездочко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3</text:p>
          </table:table-cell>
          <table:table-cell table:style-name="ce4" office:value-type="string" calcext:value-type="string">
            <text:p><text:span text:style-name="T3">Браузеры для тестирования: </text:span><text:span text:style-name="T4">chrome, safari, mozila </text:span><text:span text:style-name="T5">(версии последние)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4</text:p>
          </table:table-cell>
          <table:table-cell table:style-name="ce5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5</text:p>
          </table:table-cell>
          <table:table-cell table:style-name="ce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5" office:value-type="string" calcext:value-type="string">
            <text:p><text:span text:style-name="T6">Верстка: </text:span><text:span text:style-name="T7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46" office:value-type="string" calcext:value-type="string">
            <text:p>Реакци при нажатии на кнопки Submit — срабатывает валидация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/1</text:p>
          </table:table-cell>
          <table:table-cell table:style-name="ce47" office:value-type="string" calcext:value-type="string">
            <text:p>При ошибке: отображается красная ошибка и поле с ошибкой подкрашивается в красн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/2</text:p>
          </table:table-cell>
          <table:table-cell table:style-name="ce48" office:value-type="string" calcext:value-type="string">
            <text:p>Успешная: отображается синие поле : «Success! Hello: Name»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5" office:value-type="string" calcext:value-type="string">
            <text:p>Название вкладки в браузере должна иметь название «Форма регистрации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9</text:p>
          </table:table-cell>
          <table:table-cell table:style-name="ce4" office:value-type="string" calcext:value-type="string">
            <text:p>Фавикон веб - страницы <text:s/>(SNAKE.jpg)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7" office:value-type="string" calcext:value-type="string">
            <text:p>Ввод смайликов в форму пользователем не допускает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11</text:p>
          </table:table-cell>
          <table:table-cell table:style-name="ce4" office:value-type="string" calcext:value-type="string">
            <text:p>Название формы — «Форма регистрации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9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4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1</text:p>
          </table:table-cell>
          <table:table-cell table:style-name="ce7" office:value-type="string" calcext:value-type="string">
            <text:p>Допустимое количество вводимых символов пользователем: 1-6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</text:p>
          </table:table-cell>
          <table:table-cell table:style-name="ce46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/1</text:p>
          </table:table-cell>
          <table:table-cell table:style-name="ce47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/2</text:p>
          </table:table-cell>
          <table:table-cell table:style-name="ce47" office:value-type="string" calcext:value-type="string">
            <text:p><text:span text:style-name="T8">Пользователь может вводить в поле а</text:span><text:span text:style-name="T9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/3</text:p>
          </table:table-cell>
          <table:table-cell table:style-name="ce47" office:value-type="string" calcext:value-type="string">
            <text:p><text:span text:style-name="T8">Пользователь может вводить в поле спец.символы </text:span><text:span text:style-name="T9">. (точка), _(нижнее подчеркивание), - (минус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/4</text:p>
          </table:table-cell>
          <table:table-cell table:style-name="ce47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/5</text:p>
          </table:table-cell>
          <table:table-cell table:style-name="ce48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R-3</text:p>
          </table:table-cell>
          <table:table-cell table:style-name="ce5" office:value-type="string" calcext:value-type="string">
            <text:p>При нарушении границы ввода, <text:s/>поле, по периметру, выделяется красным цвето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4</text:p>
          </table:table-cell>
          <table:table-cell table:style-name="ce4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5</text:p>
          </table:table-cell>
          <table:table-cell table:style-name="ce50" office:value-type="string" calcext:value-type="string">
            <text:p>Наименование поля — Na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6</text:p>
          </table:table-cell>
          <table:table-cell table:style-name="ce51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7</text:p>
          </table:table-cell>
          <table:table-cell table:style-name="ce7" office:value-type="string" calcext:value-type="string">
            <text:p>Placeholder поля — 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9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4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1</text:p>
          </table:table-cell>
          <table:table-cell table:style-name="ce7" office:value-type="string" calcext:value-type="string">
            <text:p>Допустимое количество вводимых символов пользователем: 1-6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</text:p>
          </table:table-cell>
          <table:table-cell table:style-name="ce46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/1</text:p>
          </table:table-cell>
          <table:table-cell table:style-name="ce47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/2</text:p>
          </table:table-cell>
          <table:table-cell table:style-name="ce47" office:value-type="string" calcext:value-type="string">
            <text:p><text:span text:style-name="T8">Пользователь может вводить в поле а</text:span><text:span text:style-name="T9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/3</text:p>
          </table:table-cell>
          <table:table-cell table:style-name="ce47" office:value-type="string" calcext:value-type="string">
            <text:p><text:span text:style-name="T8">Пользователь может вводить в поле спец.символы </text:span><text:span text:style-name="T9">. (точка), _(нижнее подчеркивание), - (минус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/4</text:p>
          </table:table-cell>
          <table:table-cell table:style-name="ce47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/5</text:p>
          </table:table-cell>
          <table:table-cell table:style-name="ce48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3</text:p>
          </table:table-cell>
          <table:table-cell table:style-name="ce5" office:value-type="string" calcext:value-type="string">
            <text:p>При нарушении границы ввода, <text:s/>поле, по периметру, выделяется красным цвето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4</text:p>
          </table:table-cell>
          <table:table-cell table:style-name="ce4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5</text:p>
          </table:table-cell>
          <table:table-cell table:style-name="ce7" office:value-type="string" calcext:value-type="string">
            <text:p>Наименование поля — Surna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6</text:p>
          </table:table-cell>
          <table:table-cell table:style-name="ce51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7</text:p>
          </table:table-cell>
          <table:table-cell table:style-name="ce7" office:value-type="string" calcext:value-type="string">
            <text:p>Placeholder поля — Sur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44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44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-1</text:p>
          </table:table-cell>
          <table:table-cell table:style-name="ce5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-2</text:p>
            <text:p/>
          </table:table-cell>
          <table:table-cell table:style-name="ce46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/1</text:p>
          </table:table-cell>
          <table:table-cell table:style-name="ce47" office:value-type="string" calcext:value-type="string">
            <text:p>До @ : 4-3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/2</text:p>
          </table:table-cell>
          <table:table-cell table:style-name="ce47" office:value-type="string" calcext:value-type="string">
            <text:p>В доменной части: 2-2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-2/3</text:p>
          </table:table-cell>
          <table:table-cell table:style-name="ce48" office:value-type="string" calcext:value-type="string">
            <text:p>От последней точки до конца : 2-16</text:p>
            <text:p/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3 </text:p>
          </table:table-cell>
          <table:table-cell table:style-name="ce52" office:value-type="string" calcext:value-type="string">
            <text:p>Допустимые вводимые символы <text:span text:style-name="T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3/1</text:p>
          </table:table-cell>
          <table:table-cell table:style-name="ce5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3/2</text:p>
          </table:table-cell>
          <table:table-cell table:style-name="ce53" office:value-type="string" calcext:value-type="string">
            <text:p><text:span text:style-name="T8">Пользователь может вводить в поле а</text:span><text:span text:style-name="T9">рабские цифры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3/3</text:p>
          </table:table-cell>
          <table:table-cell table:style-name="ce5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</text:p>
          </table:table-cell>
          <table:table-cell table:style-name="ce46" office:value-type="string" calcext:value-type="string">
            <text:p>Допустимые вводимые символы <text:span text:style-name="T1">в доменной зоне: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/1</text:p>
          </table:table-cell>
          <table:table-cell table:style-name="ce48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-5</text:p>
          </table:table-cell>
          <table:table-cell table:style-name="ce52" office:value-type="string" calcext:value-type="string">
            <text:p>Допустимые вводимые символы <text:span text:style-name="T10">после последней точки </text:span><text:span text:style-name="T1">: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-5/1</text:p>
          </table:table-cell>
          <table:table-cell table:style-name="ce54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</text:p>
          </table:table-cell>
          <table:table-cell table:style-name="ce4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</text:p>
          </table:table-cell>
          <table:table-cell table:style-name="ce7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8</text:p>
          </table:table-cell>
          <table:table-cell table:style-name="ce4" office:value-type="string" calcext:value-type="string">
            <text:p>Наименование поля — Email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9</text:p>
          </table:table-cell>
          <table:table-cell table:style-name="ce5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10</text:p>
          </table:table-cell>
          <table:table-cell table:style-name="ce4" office:value-type="string" calcext:value-type="string">
            <text:p>Placeholder поля — Email</text:p>
          </table:table-cell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9"/>
          <table:table-cell table:style-name="ce44"/>
          <table:table-cell table:number-columns-repeated="102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.00.0000</text:date>, <text:time style:data-style-name="N2" text:time-value="21:40:50.218116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09T22:11:55.668029229</dc:date>
    <meta:editing-duration>PT3H43M48S</meta:editing-duration>
    <meta:editing-cycles>28</meta:editing-cycles>
    <meta:generator>LibreOffice/7.3.2.2$Linux_X86_64 LibreOffice_project/30$Build-2</meta:generator>
    <meta:document-statistic meta:table-count="2" meta:cell-count="123" meta:object-count="0"/>
  </office:meta>
</office:document-meta>
</file>